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DD000000BF5E69AEF7E9B8FFF8.png" manifest:media-type="image/png"/>
  <manifest:file-entry manifest:full-path="Pictures/10000000000000A200000049EC4E7AB18BDF4498.png" manifest:media-type="image/png"/>
  <manifest:file-entry manifest:full-path="Pictures/100000000000014A000000ECA5724B63467A5B4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Stafford" svg:font-family="Stafford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5.046cm" fo:min-width="0cm" fo:padding-top="0cm" fo:padding-bottom="0cm" fo:padding-left="0cm" fo:padding-right="0cm" fo:wrap-option="wrap" draw:shadow-color="#808080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8.838cm"/>
    </style:style>
    <style:style style:name="pr4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1.245cm" fo:min-width="0cm" fo:padding-top="0cm" fo:padding-bottom="0cm" fo:padding-left="0cm" fo:padding-right="0cm" fo:wrap-option="wrap" draw:shadow-color="#808080"/>
    </style:style>
    <style:style style:name="pr5" style:family="presentation" style:parent-style-name="Titel1-outline1" style:list-style-name="L3"/>
    <style:style style:name="pr6" style:family="presentation" style:parent-style-name="Titel1-notes">
      <style:graphic-properties draw:stroke="none" draw:fill="none" draw:fill-color="#ffffff" fo:min-height="8.84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4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5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6" style:family="paragraph">
      <loext:graphic-properties draw:fill="none" draw:fill-color="#ffffff"/>
    </style:style>
    <style:style style:name="T1" style:family="text">
      <style:text-properties fo:language="de" fo:country="DE"/>
    </style:style>
    <style:style style:name="T2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3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4" style:family="text">
      <style:text-properties fo:font-size="20pt" fo:language="de" fo:country="DE" style:font-size-asian="20pt" style:font-size-complex="20pt"/>
    </style:style>
    <style:style style:name="T5" style:family="text">
      <style:text-properties fo:font-size="18pt" fo:language="de" fo:country="DE" style:font-size-asian="18pt" style:font-size-complex="18pt"/>
    </style:style>
    <style:style style:name="T6" style:family="text">
      <style:text-properties fo:font-size="6pt" fo:language="de" fo:country="DE" style:font-size-asian="6pt" style:font-size-complex="6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">
        <style:list-level-properties text:min-label-width="1cm"/>
        <style:text-properties fo:font-family="StarSymbol" style:font-charset="x-symbol" fo:color="#000000" fo:font-size="80%"/>
      </text:list-level-style-bullet>
      <text:list-level-style-bullet text:level="2" text:bullet-char="">
        <style:list-level-properties text:space-before="1cm" text:min-label-width="0.8cm"/>
        <style:text-properties fo:font-family="StarSymbol" style:font-charset="x-symbol" fo:color="#000000" fo:font-size="100%"/>
      </text:list-level-style-bullet>
      <text:list-level-style-bullet text:level="3" text:bullet-char="□">
        <style:list-level-properties text:space-before="1.8cm" text:min-label-width="0.6cm"/>
        <style:text-properties fo:font-family="'Times New Roman'" style:font-style-name="Standar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TU Darmstadt | Fachgebiet Rechnersysteme | Nam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8.406cm" svg:height="5.046cm" svg:x="0.997cm" svg:y="1.357cm" presentation:class="title" presentation:user-transformed="true">
          <draw:text-box>
            <text:list text:style-name="L1">
              <text:list-header>
                <text:p text:style-name="P1"><text:span text:style-name="T1">SDC with </text:span><text:span text:style-name="T1">simulated </text:span><text:span text:style-name="T1">annealing</text:span></text:p>
              </text:list-header>
            </text:list>
          </draw:text-box>
        </draw:frame>
        <draw:frame presentation:style-name="pr2" draw:text-style-name="P2" draw:layer="layout" svg:width="17.299cm" svg:height="10.328cm" svg:x="7.399cm" svg:y="7.399cm" presentation:class="outline" presentation:user-transformed="true">
          <draw:text-box>
            <text:list text:style-name="L2">
              <text:list-header>
                <text:p text:style-name="P3"><text:span text:style-name="T2">Minitask</text:span></text:p>
                <text:p text:style-name="P3"><text:span text:style-name="T3"/></text:p>
                <text:p text:style-name="P3"><text:span text:style-name="T2">von Ludwig Mysel &amp; Mitja Stachowiak</text:span></text:p>
                <text:p text:style-name="P3"><text:span text:style-name="T4"/></text:p>
                <text:p text:style-name="P4"><text:span text:style-name="T5">Supervisor: </text:span><text:span text:style-name="T5"><text:tab/></text:span><text:span text:style-name="T5">M.Sc. Tajas Ruschke</text:span></text:p>
                <text:p text:style-name="P5"><text:span text:style-name="T6"/></text:p>
                <text:p text:style-name="P4"><text:span text:style-name="T5">Date:</text:span><text:span text:style-name="T5"><text:tab/></text:span><text:span text:style-name="T5"><text:tab/></text:span><text:span text:style-name="T5">08.01.2018</text:span></text:p>
                <text:p text:style-name="P5"><text:span text:style-name="T5"/></text:p>
                <text:p text:style-name="P5"><text:span text:style-name="T6"/></text:p>
                <text:p text:style-name="P5"><text:span text:style-name="T5">TU Darmstadt</text:span></text:p>
                <text:p text:style-name="P5"><text:span text:style-name="T5">Fachgebiet Rechnersysteme</text:span></text:p>
                <text:p text:style-name="P5"><text:span text:style-name="T5">Prof. Dr.-Ing. Christian Hochberger</text:span></text:p>
              </text:list-header>
            </text:list>
          </draw:text-box>
        </draw:frame>
        <presentation:notes draw:style-name="dp2">
          <draw:page-thumbnail draw:style-name="gr1" draw:layer="layout" svg:width="8.454cm" svg:height="6.338cm" svg:x="9.441cm" svg:y="1.904cm" draw:page-number="1" presentation:class="page"/>
          <draw:frame presentation:style-name="pr3" draw:text-style-name="P6" draw:layer="layout" svg:width="25.889cm" svg:height="8.838cm" svg:x="0.762cm" svg:y="8.845cm" presentation:class="notes" presentation:placeholder="true">
            <draw:text-box/>
          </draw:frame>
        </presentation:notes>
      </draw:page>
      <draw:page draw:name="page2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19.103cm" svg:height="1.245cm" svg:x="0.996cm" svg:y="1.358cm" presentation:class="title" presentation:user-transformed="true">
          <draw:text-box>
            <text:list text:style-name="L2">
              <text:list-header>
                <text:p text:style-name="P1"><text:span text:style-name="T1">Headline</text:span></text:p>
              </text:list-header>
            </text:list>
          </draw:text-box>
        </draw:frame>
        <draw:frame presentation:style-name="pr5" draw:layer="layout" svg:width="24.002cm" svg:height="14.737cm" svg:x="0.697cm" svg:y="3.201cm" presentation:class="outline" presentation:user-transformed="true">
          <draw:text-box>
            <text:list text:style-name="L3">
              <text:list-item>
                <text:p xml:id="id1" text:id="id1">List item</text:p>
                <text:list>
                  <text:list-item>
                    <text:p xml:id="id2" text:id="id2">Sub list ite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8.462cm" svg:height="6.346cm" svg:x="9.441cm" svg:y="1.905cm" draw:page-number="2" presentation:class="page"/>
          <draw:frame presentation:style-name="pr6" draw:text-style-name="P6" draw:layer="layout" svg:width="25.898cm" svg:height="8.848cm" svg:x="0.763cm" svg:y="8.846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DejaVu Sans" svg:font-family="'DejaVu Sans'" style:font-pitch="variable"/>
    <style:font-face style:name="Stafford" svg:font-family="Stafford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ヒラギノ角ゴ Pro W3" style:font-family-asian="'ヒラギノ角ゴ Pro W3'" style:font-pitch-asian="variable" style:font-size-asian="18pt" style:font-style-asian="normal" style:font-weight-asian="normal" style:font-name-complex="ヒラギノ角ゴ Pro W3" style:font-family-complex="'ヒラギノ角ゴ Pro W3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ヒラギノ角ゴ Pro W3" style:font-family-asian="'ヒラギノ角ゴ Pro W3'" style:font-pitch-asian="variable" style:font-size-asian="18pt" style:font-style-asian="normal" style:font-weight-asian="normal" style:font-name-complex="ヒラギノ角ゴ Pro W3" style:font-family-complex="'ヒラギノ角ゴ Pro W3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ヒラギノ角ゴ Pro W3" style:font-family-asian="'ヒラギノ角ゴ Pro W3'" style:font-pitch-asian="variable" style:font-size-asian="20pt" style:font-style-asian="normal" style:font-weight-asian="normal" style:font-name-complex="ヒラギノ角ゴ Pro W3" style:font-family-complex="'ヒラギノ角ゴ Pro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ヒラギノ角ゴ Pro W3" style:font-family-asian="'ヒラギノ角ゴ Pro W3'" style:font-pitch-asian="variable" style:font-size-asian="28pt" style:font-style-asian="normal" style:font-weight-asian="normal" style:font-name-complex="ヒラギノ角ゴ Pro W3" style:font-family-complex="'ヒラギノ角ゴ Pro W3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ヒラギノ角ゴ Pro W3" style:font-family-asian="'ヒラギノ角ゴ Pro W3'" style:font-pitch-asian="variable" style:font-size-asian="24pt" style:font-style-asian="normal" style:font-weight-asian="normal" style:font-name-complex="ヒラギノ角ゴ Pro W3" style:font-family-complex="'ヒラギノ角ゴ Pro W3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ヒラギノ角ゴ Pro W3" style:font-family-asian="'ヒラギノ角ゴ Pro W3'" style:font-pitch-asian="variable" style:font-size-asian="20pt" style:font-style-asian="normal" style:font-weight-asian="normal" style:font-name-complex="ヒラギノ角ゴ Pro W3" style:font-family-complex="'ヒラギノ角ゴ Pro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name-asian="ヒラギノ角ゴ Pro W3" style:font-family-asian="'ヒラギノ角ゴ Pro W3'" style:font-pitch-asian="variable" style:font-size-asian="24pt" style:font-style-asian="normal" style:font-weight-asian="bold" style:font-name-complex="ヒラギノ角ゴ Pro W3" style:font-family-complex="'ヒラギノ角ゴ Pro W3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svg:stroke-color="#808080" draw:fill="none" draw:textarea-horizontal-align="justify" draw:textarea-vertical-align="top" draw:auto-grow-height="false" draw:fit-to-size="shrink-to-fit" fo:padding-top="0.13cm" fo:padding-bottom="0.13cm" fo:padding-left="0.25cm" fo:padding-right="0.25cm" draw:shadow-color="#000000">
        <text:list-style style:name="Titel1-outline1">
          <text:list-level-style-bullet text:level="1" text:bullet-char="">
            <style:list-level-properties/>
            <style:text-properties fo:font-family="StarSymbol" style:font-charset="x-symbol" fo:color="#000000" fo:font-size="100%"/>
          </text:list-level-style-bullet>
          <text:list-level-style-bullet text:level="2" text:bullet-char="">
            <style:list-level-properties text:space-before="1.27cm" text:min-label-width="0.793cm"/>
            <style:text-properties fo:font-family="StarSymbol" style:font-charset="x-symbo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cm" fo:margin-right="0cm" fo:margin-top="0.175cm" fo:margin-bottom="0cm" fo:line-height="100%" fo:text-align="start" fo:text-indent="0cm" style:punctuation-wrap="simple" style:line-break="normal" style:font-independent-line-spacing="true">
        <style:tab-stops>
          <style:tab-stop style:position="2cm" style:type="right" style:leader-style="dotted" style:leader-text=".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style:font-name-asian="ヒラギノ角ゴ Pro W3" style:font-family-asian="'ヒラギノ角ゴ Pro W3'" style:font-pitch-asian="variable" style:font-size-asian="20pt" style:font-style-asian="normal" style:font-weight-asian="normal" style:font-name-complex="ヒラギノ角ゴ Pro W3" style:font-family-complex="'ヒラギノ角ゴ Pro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 svg:stroke-color="#808080"/>
      <style:paragraph-properties fo:margin-left="2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ヒラギノ角ゴ Pro W3" style:font-family-asian="'ヒラギノ角ゴ Pro W3'" style:font-pitch-asian="variable" style:font-size-asian="28pt" style:font-style-asian="normal" style:font-weight-asian="normal" style:font-name-complex="ヒラギノ角ゴ Pro W3" style:font-family-complex="'ヒラギノ角ゴ Pro W3'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24pt" style:font-style-asian="normal" style:font-weight-asian="normal" style:font-name-complex="ヒラギノ角ゴ Pro W3" style:font-family-complex="'ヒラギノ角ゴ Pro W3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style:font-name-asian="ヒラギノ角ゴ Pro W3" style:font-family-asian="'ヒラギノ角ゴ Pro W3'" style:font-pitch-asian="variable" style:font-size-asian="20pt" style:font-style-asian="normal" style:font-weight-asian="normal" style:font-name-complex="ヒラギノ角ゴ Pro W3" style:font-family-complex="'ヒラギノ角ゴ Pro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letter-kerning="true" style:font-name-asian="ヒラギノ角ゴ Pro W3" style:font-family-asian="'ヒラギノ角ゴ Pro W3'" style:font-pitch-asian="variable" style:font-size-asian="24pt" style:font-style-asian="normal" style:font-weight-asian="bold" style:font-name-complex="ヒラギノ角ゴ Pro W3" style:font-family-complex="'ヒラギノ角ゴ Pro W3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42cm" fo:page-height="18.88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44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44cm"/>
    </style:style>
    <style:style style:name="Mgr3" style:family="graphic" style:parent-style-name="standard">
      <style:graphic-properties draw:stroke="none" draw:fill="solid" draw:fill-color="#00458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.3cm, 0cm, 0cm)" draw:image-opacity="100%" style:mirror="none"/>
    </style:style>
    <style:style style:name="Mgr5" style:family="graphic" style:parent-style-name="standard">
      <style:graphic-properties draw:stroke="solid" svg:stroke-width="0.02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34cm" fo:padding-bottom="0cm" fo:padding-left="0cm" fo:padding-right="0cm" fo:wrap-option="wrap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3" style:family="graphic" style:parent-style-name="standard">
      <style:graphic-properties draw:stroke="none" draw:fill="solid" draw:fill-color="#b5b5b5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4" style:family="graphic" style:parent-style-name="standard">
      <style:graphic-properties draw:stroke="solid" svg:stroke-width="0.042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fo:min-height="0.764cm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1">
      <style:graphic-properties draw:stroke="none" draw:fill="none" draw:fill-color="#ffffff" draw:auto-grow-height="false" draw:auto-grow-width="false" fo:min-height="0.84cm" fo:min-width="0cm" fo:wrap-option="wrap"/>
    </style:style>
    <style:style style:name="Mpr6" style:family="presentation" style:parent-style-name="Titel1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4586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000000"/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93%" fo:text-indent="0cm" style:punctuation-wrap="hanging" style:line-break="strict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0.449cm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0.449cm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0.449cm" fo:text-align="end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0.449cm" fo:text-align="end" fo:text-indent="0cm" style:punctuation-wrap="hanging" style:line-break="strict" style:writing-mode="lr-tb" style:font-independent-line-spacing="true"/>
    </style:style>
    <style:style style:name="MP19" style:family="paragraph">
      <loext:graphic-properties draw:fill="solid" draw:fill-color="#b5b5b5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93%" fo:text-align="center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color="#000000" style:font-name="Arial" fo:font-size="14pt" fo:language="de" fo:country="DE" style:font-name-asian="DejaVu Sans" style:font-size-asian="14pt" style:font-name-complex="DejaVu Sans" style:font-size-complex="14pt"/>
    </style:style>
    <style:style style:name="MT4" style:family="text">
      <style:text-properties style:font-name="Stafford" fo:font-size="10pt" fo:language="de" fo:country="DE" style:font-name-asian="DejaVu Sans" style:font-size-asian="10pt" style:font-name-complex="DejaVu Sans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05cm" svg:height="5.853cm" svg:x="1cm" svg:y="2.515cm"/>
      <draw:page-thumbnail draw:layer="backgroundobjects" svg:width="7.805cm" svg:height="5.853cm" svg:x="1cm" svg:y="10.511cm"/>
      <draw:page-thumbnail draw:layer="backgroundobjects" svg:width="7.805cm" svg:height="5.853cm" svg:x="9.806cm" svg:y="2.515cm"/>
      <draw:page-thumbnail draw:layer="backgroundobjects" svg:width="7.805cm" svg:height="5.853cm" svg:x="9.806cm" svg:y="10.511cm"/>
      <draw:page-thumbnail draw:layer="backgroundobjects" svg:width="7.805cm" svg:height="5.853cm" svg:x="18.612cm" svg:y="2.515cm"/>
      <draw:page-thumbnail draw:layer="backgroundobjects" svg:width="7.805cm" svg:height="5.853cm" svg:x="18.612cm" svg:y="10.511cm"/>
      <draw:frame draw:style-name="Mgr1" draw:text-style-name="MP2" draw:layer="backgroundobjects" svg:width="11.899cm" svg:height="0.943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1.899cm" svg:height="0.943cm" svg:x="15.5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1.899cm" svg:height="0.943cm" svg:x="0cm" svg:y="17.93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1.899cm" svg:height="0.943cm" svg:x="15.52cm" svg:y="17.936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5" draw:layer="backgroundobjects" svg:width="24.006cm" svg:height="5.803cm" svg:x="0.697cm" svg:y="1.023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4.006cm" svg:height="0.401cm" svg:x="0.697cm" svg:y="0.547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5.204cm" svg:height="2.2cm" svg:x="19.923cm" svg:y="1.826cm">
        <draw:image xlink:href="Pictures/10000201000001DD000000BF5E69AEF7E9B8FFF8.png" xlink:type="simple" xlink:show="embed" xlink:actuate="onLoad">
          <text:p/>
        </draw:image>
      </draw:frame>
      <draw:line draw:style-name="Mgr5" draw:text-style-name="MP6" draw:layer="backgroundobjects" svg:x1="0.701cm" svg:y1="18.027cm" svg:x2="24.703cm" svg:y2="18.031cm">
        <text:p/>
      </draw:line>
      <draw:line draw:style-name="Mgr5" draw:text-style-name="MP6" draw:layer="backgroundobjects" svg:x1="0.701cm" svg:y1="18.027cm" svg:x2="24.703cm" svg:y2="18.031cm">
        <text:p/>
      </draw:line>
      <draw:custom-shape draw:style-name="Mgr6" draw:text-style-name="MP7" draw:layer="backgroundobjects" svg:width="24.002cm" svg:height="0.04cm" svg:x="0.697cm" svg:y="1.001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4.002cm" svg:height="0.022cm" svg:x="0.697cm" svg:y="6.826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18.397cm" svg:height="5.037cm" svg:x="0.996cm" svg:y="1.358cm" presentation:class="title" presentation:placeholder="true">
        <draw:text-box/>
      </draw:frame>
      <draw:frame presentation:style-name="Standard-outline1" draw:layer="backgroundobjects" svg:width="17.29cm" svg:height="10.319cm" svg:x="7.4cm" svg:y="7.4cm" presentation:class="outline" presentation:placeholder="true">
        <draw:text-box/>
      </draw:frame>
      <draw:custom-shape draw:style-name="Mgr7" draw:text-style-name="MP9" draw:layer="backgroundobjects" svg:width="3.462cm" svg:height="1.186cm" svg:x="0.798cm" svg:y="18.027cm">
        <text:list text:style-name="ML1">
          <text:list-header>
            <text:p text:style-name="MP8"><text:span text:style-name="MT2">2018.01.08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8" draw:text-style-name="MP6" draw:layer="backgroundobjects" svg:width="2.848cm" svg:height="1.927cm" svg:x="21.802cm" svg:y="4.273cm">
        <draw:image xlink:href="Pictures/100000000000014A000000ECA5724B63467A5B46.jpg" xlink:type="simple" xlink:show="embed" xlink:actuate="onLoad">
          <text:p/>
        </draw:image>
      </draw:frame>
      <draw:custom-shape draw:style-name="Mgr9" draw:text-style-name="MP9" draw:layer="backgroundobjects" svg:width="2.972cm" svg:height="0.595cm" svg:x="23.799cm" svg:y="18.208cm">
        <text:list text:style-name="ML1">
          <text:list-header>
            <text:p text:style-name="MP10"><text:span text:style-name="MT3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text-style-name="MP12" draw:layer="backgroundobjects" svg:width="24.2cm" svg:height="0.764cm" svg:x="0.6cm" svg:y="18.208cm">
        <draw:text-box>
          <text:p text:style-name="MP11"><text:span text:style-name="MT3">TU Darmstadt | </text:span><text:span text:style-name="MT3">Fachgebiet </text:span><text:span text:style-name="MT3">Rechnersysteme | </text:span><text:span text:style-name="MT3">Ludwig Mysel &amp; Mitja </text:span><text:span text:style-name="MT3">Stachowiak</text:span></text:p>
        </draw:text-box>
      </draw:frame>
      <presentation:notes style:page-layout-name="PM0">
        <draw:rect draw:style-name="Mgr10" draw:text-style-name="MP13" draw:layer="backgroundobjects" svg:width="27.42cm" svg:height="18.88cm" svg:x="0cm" svg:y="0cm">
          <text:p/>
        </draw:rect>
        <draw:custom-shape draw:style-name="Mgr11" draw:text-style-name="MP14" draw:layer="backgroundobjects" svg:width="27.42cm" svg:height="18.87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4" draw:layer="backgroundobjects" svg:width="27.42cm" svg:height="18.87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8" draw:text-style-name="MP6" draw:layer="backgroundobjects" svg:width="3.739cm" svg:height="0.869cm" svg:x="22.922cm" svg:y="0.745cm">
          <draw:image xlink:href="Pictures/10000000000000A200000049EC4E7AB18BDF4498.png" xlink:type="simple" xlink:show="embed" xlink:actuate="onLoad">
            <text:p/>
          </draw:image>
        </draw:frame>
        <draw:frame presentation:style-name="Mpr2" draw:text-style-name="MP16" draw:layer="backgroundobjects" svg:width="6.469cm" svg:height="0.936cm" svg:x="0.753cm" svg:y="17.932cm" presentation:class="date-time">
          <draw:text-box>
            <text:list text:style-name="ML1">
              <text:list-header>
                <text:p text:style-name="MP15"><text:span text:style-name="MT4">14.10.13</text:span></text:p>
              </text:list-header>
            </text:list>
          </draw:text-box>
        </draw:frame>
        <draw:page-thumbnail presentation:style-name="Standard-title" draw:layer="backgroundobjects" svg:width="8.454cm" svg:height="6.338cm" svg:x="9.441cm" svg:y="1.904cm" presentation:class="page"/>
        <draw:frame presentation:style-name="Standard-notes" draw:layer="backgroundobjects" svg:width="25.889cm" svg:height="8.838cm" svg:x="0.762cm" svg:y="8.845cm" presentation:class="notes" presentation:placeholder="true">
          <draw:text-box/>
        </draw:frame>
        <draw:frame presentation:style-name="Mpr3" draw:text-style-name="MP16" draw:layer="backgroundobjects" svg:width="16.404cm" svg:height="0.936cm" svg:x="7.232cm" svg:y="17.932cm" presentation:class="footer">
          <draw:text-box>
            <text:list text:style-name="ML1">
              <text:list-header>
                <text:p text:style-name="MP15"><text:span text:style-name="MT4">| <text:s/></text:span></text:p>
              </text:list-header>
            </text:list>
          </draw:text-box>
        </draw:frame>
        <draw:frame presentation:style-name="Mpr4" draw:text-style-name="MP18" draw:layer="backgroundobjects" svg:width="3.766cm" svg:height="0.936cm" svg:x="23.645cm" svg:y="17.932cm" presentation:class="page-number">
          <draw:text-box>
            <text:list text:style-name="ML1">
              <text:list-header>
                <text:p text:style-name="MP17"><text:span text:style-name="MT4">| <text:s/></text:span><text:span text:style-name="MT4"><text:page-number>&lt;Foliennummer&gt;</text:page-number></text:span></text:p>
              </text:list-header>
            </text:list>
          </draw:text-box>
        </draw:frame>
        <draw:custom-shape draw:style-name="Mgr12" draw:text-style-name="MP9" draw:layer="backgroundobjects" svg:width="21.608cm" svg:height="0.816cm" svg:x="0.763cm" svg:y="0.798cm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19" draw:layer="backgroundobjects" svg:width="25.907cm" svg:height="0.296cm" svg:x="0.763cm" svg:y="0.37cm">
          <text:p/>
          <draw:enhanced-geometry svg:viewBox="0 0 21600 21600" draw:type="rectangle" draw:enhanced-path="M 0 0 L 21600 0 21600 21600 0 21600 0 0 Z N"/>
        </draw:custom-shape>
        <draw:line draw:style-name="Mgr14" draw:text-style-name="MP6" draw:layer="backgroundobjects" svg:x1="0.763cm" svg:y1="0.745cm" svg:x2="26.67cm" svg:y2="0.75cm">
          <text:p/>
        </draw:line>
        <draw:line draw:style-name="Mgr5" draw:text-style-name="MP6" draw:layer="backgroundobjects" svg:x1="0.763cm" svg:y1="1.614cm" svg:x2="26.67cm" svg:y2="1.618cm">
          <text:p/>
        </draw:line>
        <draw:line draw:style-name="Mgr5" draw:text-style-name="MP6" draw:layer="backgroundobjects" svg:x1="0.763cm" svg:y1="17.934cm" svg:x2="26.67cm" svg:y2="17.939cm">
          <text:p/>
        </draw:line>
        <draw:line draw:style-name="Mgr5" draw:text-style-name="MP6" draw:layer="backgroundobjects" svg:x1="0.754cm" svg:y1="8.475cm" svg:x2="26.661cm" svg:y2="8.48cm">
          <text:p/>
        </draw:line>
      </presentation:notes>
    </style:master-page>
    <style:master-page style:name="Titel1" style:page-layout-name="PM1" draw:style-name="Mdp1">
      <office:forms form:automatic-focus="false" form:apply-design-mode="false"/>
      <draw:custom-shape draw:style-name="Mgr12" draw:text-style-name="MP9" draw:layer="backgroundobjects" svg:width="24.006cm" svg:height="3.003cm" svg:x="0.697cm" svg:y="1.023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4.006cm" svg:height="0.401cm" svg:x="0.697cm" svg:y="0.547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4.198cm" svg:height="1.782cm" svg:x="20.801cm" svg:y="1.058cm">
        <draw:image xlink:href="Pictures/10000201000001DD000000BF5E69AEF7E9B8FFF8.png" xlink:type="simple" xlink:show="embed" xlink:actuate="onLoad">
          <text:p/>
        </draw:image>
      </draw:frame>
      <draw:line draw:style-name="Mgr5" draw:text-style-name="MP6" draw:layer="backgroundobjects" svg:x1="0.701cm" svg:y1="2.84cm" svg:x2="24.703cm" svg:y2="2.844cm">
        <text:p/>
      </draw:line>
      <draw:line draw:style-name="Mgr5" draw:text-style-name="MP6" draw:layer="backgroundobjects" svg:x1="0.701cm" svg:y1="18.027cm" svg:x2="24.703cm" svg:y2="18.031cm">
        <text:p/>
      </draw:line>
      <draw:custom-shape draw:style-name="Mgr6" draw:text-style-name="MP7" draw:layer="backgroundobjects" svg:width="24.002cm" svg:height="0.039cm" svg:x="0.697cm" svg:y="1.019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19.094cm" svg:height="2.033cm" svg:x="0.997cm" svg:y="0.959cm" presentation:class="title" presentation:placeholder="true">
        <draw:text-box/>
      </draw:frame>
      <draw:frame presentation:style-name="Titel1-outline1" draw:layer="backgroundobjects" svg:width="23.993cm" svg:height="14.523cm" svg:x="0.696cm" svg:y="3.201cm" presentation:class="outline" presentation:placeholder="true">
        <draw:text-box/>
      </draw:frame>
      <draw:frame presentation:style-name="Mpr5" draw:text-style-name="MP21" draw:layer="backgroundobjects" svg:width="24.191cm" svg:height="0.839cm" svg:x="0.599cm" svg:y="18.203cm" presentation:class="footer">
        <draw:text-box>
          <text:list text:style-name="ML1">
            <text:list-header>
              <text:p text:style-name="MP20"><text:span text:style-name="MT3">TU Darmstadt | </text:span><text:span text:style-name="MT3">Fachgebiet </text:span><text:span text:style-name="MT3">Rechnersysteme | </text:span><text:span text:style-name="MT3">Ludwig Mysel &amp; Mitja </text:span><text:span text:style-name="MT3">Stachowiak</text:span></text:p>
            </text:list-header>
          </text:list>
        </draw:text-box>
      </draw:frame>
      <draw:custom-shape draw:style-name="Mgr7" draw:text-style-name="MP9" draw:layer="backgroundobjects" svg:width="3.462cm" svg:height="1.186cm" svg:x="0.798cm" svg:y="18.027cm">
        <text:list text:style-name="ML1">
          <text:list-header>
            <text:p text:style-name="MP8"><text:span text:style-name="MT2">2018.01.08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9" draw:layer="backgroundobjects" svg:width="2.972cm" svg:height="0.595cm" svg:x="23.799cm" svg:y="18.199cm">
        <text:list text:style-name="ML1">
          <text:list-header>
            <text:p text:style-name="MP10"><text:span text:style-name="MT3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0" draw:text-style-name="MP13" draw:layer="backgroundobjects" svg:width="27.42cm" svg:height="18.88cm" svg:x="0cm" svg:y="0cm">
          <text:p/>
        </draw:rect>
        <draw:custom-shape draw:style-name="Mgr11" draw:text-style-name="MP14" draw:layer="backgroundobjects" svg:width="27.42cm" svg:height="18.87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4" draw:layer="backgroundobjects" svg:width="27.42cm" svg:height="18.87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8" draw:text-style-name="MP6" draw:layer="backgroundobjects" svg:width="3.739cm" svg:height="0.869cm" svg:x="22.922cm" svg:y="0.745cm">
          <draw:image xlink:href="Pictures/10000000000000A200000049EC4E7AB18BDF4498.png" xlink:type="simple" xlink:show="embed" xlink:actuate="onLoad">
            <text:p/>
          </draw:image>
        </draw:frame>
        <draw:frame presentation:style-name="Mpr6" draw:text-style-name="MP16" draw:layer="backgroundobjects" svg:width="6.469cm" svg:height="0.936cm" svg:x="0.753cm" svg:y="17.932cm" presentation:class="date-time">
          <draw:text-box>
            <text:list text:style-name="ML1">
              <text:list-header>
                <text:p text:style-name="MP15"><text:span text:style-name="MT4">14.10.13</text:span></text:p>
              </text:list-header>
            </text:list>
          </draw:text-box>
        </draw:frame>
        <draw:page-thumbnail presentation:style-name="Titel1-title" draw:layer="backgroundobjects" svg:width="8.454cm" svg:height="6.338cm" svg:x="9.441cm" svg:y="1.904cm" presentation:class="page"/>
        <draw:frame presentation:style-name="Titel1-notes" draw:layer="backgroundobjects" svg:width="25.889cm" svg:height="8.838cm" svg:x="0.762cm" svg:y="8.845cm" presentation:class="notes" presentation:placeholder="true">
          <draw:text-box/>
        </draw:frame>
        <draw:frame presentation:style-name="Mpr7" draw:text-style-name="MP16" draw:layer="backgroundobjects" svg:width="16.404cm" svg:height="0.936cm" svg:x="7.232cm" svg:y="17.932cm" presentation:class="footer">
          <draw:text-box>
            <text:list text:style-name="ML1">
              <text:list-header>
                <text:p text:style-name="MP15"><text:span text:style-name="MT4">| <text:s/></text:span></text:p>
              </text:list-header>
            </text:list>
          </draw:text-box>
        </draw:frame>
        <draw:frame presentation:style-name="Mpr8" draw:text-style-name="MP18" draw:layer="backgroundobjects" svg:width="3.766cm" svg:height="0.936cm" svg:x="23.645cm" svg:y="17.932cm" presentation:class="page-number">
          <draw:text-box>
            <text:list text:style-name="ML1">
              <text:list-header>
                <text:p text:style-name="MP17"><text:span text:style-name="MT4">| <text:s/></text:span><text:span text:style-name="MT4"><text:page-number>&lt;Foliennummer&gt;</text:page-number></text:span></text:p>
              </text:list-header>
            </text:list>
          </draw:text-box>
        </draw:frame>
        <draw:custom-shape draw:style-name="Mgr12" draw:text-style-name="MP9" draw:layer="backgroundobjects" svg:width="21.608cm" svg:height="0.816cm" svg:x="0.763cm" svg:y="0.798cm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19" draw:layer="backgroundobjects" svg:width="25.907cm" svg:height="0.296cm" svg:x="0.763cm" svg:y="0.37cm">
          <text:p/>
          <draw:enhanced-geometry svg:viewBox="0 0 21600 21600" draw:type="rectangle" draw:enhanced-path="M 0 0 L 21600 0 21600 21600 0 21600 0 0 Z N"/>
        </draw:custom-shape>
        <draw:line draw:style-name="Mgr14" draw:text-style-name="MP6" draw:layer="backgroundobjects" svg:x1="0.763cm" svg:y1="0.745cm" svg:x2="26.67cm" svg:y2="0.75cm">
          <text:p/>
        </draw:line>
        <draw:line draw:style-name="Mgr5" draw:text-style-name="MP6" draw:layer="backgroundobjects" svg:x1="0.763cm" svg:y1="1.614cm" svg:x2="26.67cm" svg:y2="1.618cm">
          <text:p/>
        </draw:line>
        <draw:line draw:style-name="Mgr5" draw:text-style-name="MP6" draw:layer="backgroundobjects" svg:x1="0.763cm" svg:y1="17.934cm" svg:x2="26.67cm" svg:y2="17.939cm">
          <text:p/>
        </draw:line>
        <draw:line draw:style-name="Mgr5" draw:text-style-name="MP6" draw:layer="backgroundobjects" svg:x1="0.754cm" svg:y1="8.475cm" svg:x2="26.661cm" svg:y2="8.48cm">
          <text:p/>
        </draw:lin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tolemy II</dc:title>
    <meta:initial-creator>Florian Markert</meta:initial-creator>
    <meta:creation-date>2009-09-08T17:20:58</meta:creation-date>
    <dc:date>2018-01-06T20:07:44.138802035</dc:date>
    <meta:editing-cycles>472</meta:editing-cycles>
    <meta:editing-duration>P25DT2H26S</meta:editing-duration>
    <meta:generator>LibreOffice/5.4.2.2$Linux_X86_64 LibreOffice_project/40m0$Build-2</meta:generator>
    <meta:document-statistic meta:object-count="72"/>
  </office:meta>
</office:document-meta>
</file>